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Generator.dumpLocation( Location loc , AttributesImpl attr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Generator.toSAX( Throwable thr , ContentHandler handl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Exception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Generator.simpleElement( String name , Attributes attr , String value ,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